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st-Request annehmen und validier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n/Löschen der Termine auf der D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ieren der Termine auf der D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-Server Refactoring des Codes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C5]-[.D5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entgegennehmen (Server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PostReques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ung des Us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meldung an Client schicken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Erstell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r zum 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 zum Lösch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wahl eines Term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r Formul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Registr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2" calcext:value-type="float">
            <text:p>2</text:p>
          </table:table-cell>
          <table:table-cell office:value-type="string" calcext:value-type="string">
            <text:p>Tarik Hois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 zum Registrier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Formul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3" calcext:value-type="float">
            <text:p>3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 style:data-style-name="N2" text:time-value="10:08:19.4119438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8T10:08:37.431457826</dc:date>
    <meta:editing-duration>PT21M1S</meta:editing-duration>
    <meta:editing-cycles>7</meta:editing-cycles>
    <meta:generator>LibreOffice/6.2.4.2.0$Linux_X86_64 LibreOffice_project/20$Build-2</meta:generator>
    <meta:document-statistic meta:table-count="1" meta:cell-count="102" meta:object-count="0"/>
  </office:meta>
</office:document-meta>
</file>